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7cm" fo:min-width="0.544cm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5" style:family="graphic" style:parent-style-name="objectwithoutfill">
      <style:graphic-properties draw:stroke="dash" draw:stroke-dash="штрих-" draw:fill="none" draw:textarea-vertical-align="middle"/>
    </style:style>
    <style:style style:name="gr6" style:family="graphic" style:parent-style-name="objectwithoutfill">
      <style:graphic-properties svg:stroke-width="0.018cm" draw:marker-start-width="0.227cm" draw:marker-end="Small_20_Arrow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svg:stroke-width="0.018cm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draw:marker-end="Small_20_Arrow" draw:fill="none" draw:textarea-vertical-align="middle"/>
    </style:style>
    <style:style style:name="gr9" style:family="graphic" style:parent-style-name="objectwithoutfill">
      <style:graphic-properties draw:marker-start="Small_20_Arrow" draw:marker-end="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471cm" svg:y1="1.235cm" svg:x2="1.471cm" svg:y2="6.589cm">
          <text:p/>
        </draw:line>
        <draw:line draw:style-name="gr1" draw:text-style-name="P1" draw:layer="layout" svg:x1="8.084cm" svg:y1="6.589cm" svg:x2="1.471cm" svg:y2="6.589cm">
          <text:p/>
        </draw:line>
        <draw:line draw:style-name="gr1" draw:text-style-name="P1" draw:layer="layout" svg:x1="1.471cm" svg:y1="6.589cm" svg:x2="3.471cm" svg:y2="4.589cm">
          <text:p/>
        </draw:line>
        <draw:line draw:style-name="gr1" draw:text-style-name="P1" draw:layer="layout" svg:x1="6.471cm" svg:y1="6.589cm" svg:x2="8.471cm" svg:y2="4.589cm">
          <text:p/>
        </draw:line>
        <draw:line draw:style-name="gr1" draw:text-style-name="P1" draw:layer="layout" svg:x1="3.471cm" svg:y1="4.589cm" svg:x2="8.471cm" svg:y2="4.589cm">
          <text:p/>
        </draw:line>
        <draw:custom-shape draw:style-name="gr2" draw:text-style-name="P2" draw:layer="layout" svg:width="1.514cm" svg:height="3.462cm" draw:transform="rotate (-0.349065850398866) translate (5.498cm 2.0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125cm" svg:y1="6.234cm" svg:x2="7.61cm" svg:y2="5.089cm">
          <text:p/>
        </draw:line>
        <draw:custom-shape draw:style-name="gr4" draw:text-style-name="P2" draw:layer="layout" svg:width="0.1cm" svg:height="0.1cm" svg:x="4.971cm" svg:y="5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453cm" svg:y1="1.598cm" svg:x2="5.042cm" svg:y2="5.483cm">
          <text:p/>
        </draw:line>
        <draw:line draw:style-name="gr5" draw:text-style-name="P1" draw:layer="layout" svg:x1="5.019cm" svg:y1="5.477cm" svg:x2="4.974cm" svg:y2="3.479cm">
          <text:p/>
        </draw:line>
        <draw:line draw:style-name="gr5" draw:text-style-name="P1" draw:layer="layout" svg:x1="5.626cm" svg:y1="3.842cm" svg:x2="4.946cm" svg:y2="3.502cm">
          <text:p/>
        </draw:line>
        <draw:custom-shape draw:style-name="gr4" draw:text-style-name="P2" draw:layer="layout" svg:width="0.1cm" svg:height="0.1cm" svg:x="5.584cm" svg:y="3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4.967cm" svg:y1="3.517cm" svg:x2="4.198cm" svg:y2="3.143cm">
          <text:p/>
        </draw:line>
        <draw:line draw:style-name="gr7" draw:text-style-name="P1" draw:layer="layout" svg:x1="4.973cm" svg:y1="3.472cm" svg:x2="4.931cm" svg:y2="1.566cm">
          <text:p/>
        </draw:line>
        <draw:path draw:style-name="gr8" draw:text-style-name="P1" draw:layer="layout" svg:width="1.095cm" svg:height="0.514cm" draw:transform="rotate (1.29067098184981) translate (5.6078999449955cm 6.44956464535278cm)" svg:viewBox="0 0 1096 515" svg:d="M0 515c806 0 1096-515 1096-515">
          <text:p/>
        </draw:path>
        <draw:path draw:style-name="gr9" draw:text-style-name="P1" draw:layer="layout" svg:width="1.313cm" svg:height="0.476cm" draw:transform="rotate (0.383623369588354) translate (4.93099999804345cm 1.9849999951525cm)" svg:viewBox="0 0 1314 477" svg:d="M0 0c756 0 1314 477 1314 477">
          <text:p/>
        </draw:path>
        <draw:frame draw:style-name="gr10" draw:text-style-name="P3" draw:layer="layout" svg:width="0.688cm" svg:height="0.768cm" svg:x="1cm" svg:y="1cm">
          <draw:text-box>
            <text:p><text:span text:style-name="T1">z</text:span></text:p>
          </draw:text-box>
        </draw:frame>
        <draw:frame draw:style-name="gr10" draw:text-style-name="P3" draw:layer="layout" svg:width="0.803cm" svg:height="0.768cm" svg:x="0.868cm" svg:y="6.262cm">
          <draw:text-box>
            <text:p><text:span text:style-name="T1">O</text:span></text:p>
          </draw:text-box>
        </draw:frame>
        <draw:frame draw:style-name="gr10" draw:text-style-name="P3" draw:layer="layout" svg:width="0.705cm" svg:height="0.768cm" svg:x="7.482cm" svg:y="6.35cm">
          <draw:text-box>
            <text:p><text:span text:style-name="T1">x</text:span></text:p>
          </draw:text-box>
        </draw:frame>
        <draw:frame draw:style-name="gr10" draw:text-style-name="P3" draw:layer="layout" svg:width="1.027cm" svg:height="0.768cm" svg:x="4.513cm" svg:y="5.306cm">
          <draw:text-box>
            <text:p><text:span text:style-name="T1">x.y</text:span></text:p>
          </draw:text-box>
        </draw:frame>
        <draw:frame draw:style-name="gr10" draw:text-style-name="P3" draw:layer="layout" svg:width="0.756cm" svg:height="0.768cm" svg:x="5.498cm" svg:y="3.572cm">
          <draw:text-box>
            <text:p><text:span text:style-name="T1">C</text:span></text:p>
          </draw:text-box>
        </draw:frame>
        <draw:frame draw:style-name="gr10" draw:text-style-name="P3" draw:layer="layout" svg:width="0.781cm" svg:height="0.768cm" svg:x="5.614cm" svg:y="5.565cm">
          <draw:text-box>
            <text:p><text:span text:style-name="T1">φ</text:span></text:p>
          </draw:text-box>
        </draw:frame>
        <draw:frame draw:style-name="gr10" draw:text-style-name="P3" draw:layer="layout" svg:width="0.76cm" svg:height="0.768cm" svg:x="5.277cm" svg:y="1.206cm">
          <draw:text-box>
            <text:p><text:span text:style-name="T1">θ</text:span></text:p>
          </draw:text-box>
        </draw:frame>
        <draw:frame draw:style-name="gr10" draw:text-style-name="P3" draw:layer="layout" svg:width="0.781cm" svg:height="0.768cm" svg:x="4.278cm" svg:y="2.573cm">
          <draw:text-box>
            <text:p><text:span text:style-name="T1">φ̇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штрих-" draw:style="rect" draw:dots2="1" draw:dots2-length="0.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2:10:15.718654090</meta:creation-date>
    <dc:date>2017-06-19T12:43:02.182117506</dc:date>
    <meta:editing-duration>PT32M42S</meta:editing-duration>
    <meta:editing-cycles>11</meta:editing-cycles>
    <meta:generator>LibreOffice/5.1.6.2$Linux_X86_64 LibreOffice_project/10m0$Build-2</meta:generator>
    <meta:document-statistic meta:object-count="24"/>
  </office:meta>
</office:document-meta>
</file>